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638in"/>
    </style:style>
    <style:style style:name="co3" style:family="table-column">
      <style:table-column-properties fo:break-before="auto" style:column-width="5.1035in"/>
    </style:style>
    <style:style style:name="co4" style:family="table-column">
      <style:table-column-properties fo:break-before="auto" style:column-width="4.5346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6"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c9211e"/>
    </style:style>
    <style:style style:name="T20" style:family="text">
      <style:text-properties fo:color="#66cc00"/>
    </style:style>
    <style:style style:name="T21" style:family="text">
      <style:text-properties fo:color="#000000"/>
    </style:style>
    <style:style style:name="T22" style:family="text">
      <style:text-properties fo:color="#f10d0c"/>
    </style:style>
    <style:style style:name="T23" style:family="text">
      <style:text-properties fo:font-weight="normal" fo:font-style="normal" style:font-weight-asian="normal" style:font-weight-complex="normal" style:font-style-asian="normal" style:font-style-complex="normal"/>
    </style:style>
    <style:style style:name="T24" style:family="text">
      <style:text-properties fo:color="#ff9900"/>
    </style:style>
    <style:style style:name="T25" style:family="text">
      <style:text-properties fo:color="#111111"/>
    </style:style>
    <style:style style:name="T26" style:family="text">
      <style:text-properties fo:color="#669900"/>
    </style:style>
    <style:style style:name="T27" style:family="text">
      <style:text-properties fo:color="#00a933"/>
    </style:style>
    <style:style style:name="T28" style:family="text">
      <style:text-properties fo:color="#cc9900"/>
    </style:style>
    <style:style style:name="T29" style:family="text">
      <style:text-properties fo:color="#996633"/>
    </style:style>
    <style:style style:name="T30"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91"/>
        <table:table-column table:style-name="co3" table:default-cell-style-name="ce91"/>
        <table:table-column table:style-name="co4" table:default-cell-style-name="ce91"/>
        <table:table-column table:style-name="co5" table:default-cell-style-name="ce91"/>
        <table:table-column table:style-name="co6" table:number-columns-repeated="60" table:default-cell-style-name="ce91"/>
        <table:table-column table:style-name="co6"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93" office:value-type="string" calcext:value-type="string">
            <text:p><text:span text:style-name="T5">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2">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2">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2">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2">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2">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2">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2">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4736in" svg:y="223.83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2">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2">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2">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2">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2">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2">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2">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2">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2">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4.86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2">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2">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2">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2">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2">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2">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19">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19">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0">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7">قیمت توقع، توقع،</text:span><text:span text:style-name="T21">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2">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2">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2">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2">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2">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2">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2">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2">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2">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2">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2">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22">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 process</text:p>
          </table:table-cell>
          <table:table-cell office:value-type="string" calcext:value-type="string">
            <text:p><text:span text:style-name="T22">ہمہ قواعد؟؟؟؟؟</text:span><text:span text:style-name="T19">،</text:span><text:span text:style-name="T21"> گرگٹی عمل</text:span></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23">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4">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4">، گہرائی پر حرکت پذیری</text:span>،<text:span text:style-name="T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4">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22" office:value-type="string" calcext:value-type="string">
            <text:p>پاسکل تکون، <text:span text:style-name="T25">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2">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93" office:value-type="string" calcext:value-type="string">
            <text:p><text:span text:style-name="T16">لٹکن</text:span>، <text:span text:style-name="T26">سادہ رقاص</text:span></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27">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28">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2">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93" office:value-type="string" calcext:value-type="string">
            <text:p><text:span text:style-name="T29">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93" office:value-type="string" calcext:value-type="string">
            <text:p><text:span text:style-name="T30">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8">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2">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4">عبوری دور</text:span>،<text:span text:style-name="T12">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64"/>
          <table:table-cell table:number-columns-repeated="960"/>
        </table:table-row>
        <table:table-row table:style-name="ro2" table:number-rows-repeated="104541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8">00/00/0000</text:date>, <text:time style:data-style-name="N2" text:time-value="08:21:40.2520150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8-28T12:25:07.944494551</dc:date>
    <meta:editing-duration>P93DT9H37M29S</meta:editing-duration>
    <meta:editing-cycles>4062</meta:editing-cycles>
    <meta:generator>LibreOffice/6.4.7.2$Linux_X86_64 LibreOffice_project/40$Build-2</meta:generator>
    <meta:document-statistic meta:table-count="3" meta:cell-count="66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